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1938in"/>
    </style:style>
    <style:style style:name="Table1.9" style:family="table-row">
      <style:table-row-properties style:min-row-height="0.2875in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paragraph-rsid="0004ccff" style:font-size-asian="24pt" style:font-weight-asian="bold" style:font-size-complex="24pt"/>
    </style:style>
    <style:style style:name="P2" style:family="paragraph" style:parent-style-name="Standard">
      <style:text-properties fo:font-weight="bold" officeooo:paragraph-rsid="0004ccff" style:font-weight-asian="bold"/>
    </style:style>
    <style:style style:name="P3" style:family="paragraph" style:parent-style-name="Standard">
      <style:text-properties officeooo:paragraph-rsid="0004ccff"/>
    </style:style>
    <style:style style:name="P4" style:family="paragraph" style:parent-style-name="Standard">
      <style:text-properties fo:font-size="12pt" fo:font-weight="bold" officeooo:rsid="0005e586" officeooo:paragraph-rsid="0005e586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ad7e1" officeooo:paragraph-rsid="000ad7e1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officeooo:rsid="00076c0c" officeooo:paragraph-rsid="00076c0c" style:font-size-asian="12pt" style:font-size-complex="12pt"/>
    </style:style>
    <style:style style:name="P7" style:family="paragraph" style:parent-style-name="Standard">
      <style:text-properties fo:font-size="12pt" officeooo:rsid="0005e586" officeooo:paragraph-rsid="0005e586" style:font-size-asian="12pt" style:font-size-complex="12pt"/>
    </style:style>
    <style:style style:name="P8" style:family="paragraph" style:parent-style-name="Standard">
      <style:text-properties fo:font-size="12pt" officeooo:rsid="0009adcb" officeooo:paragraph-rsid="0009adcb" style:font-size-asian="12pt" style:font-size-complex="12pt"/>
    </style:style>
    <style:style style:name="P9" style:family="paragraph" style:parent-style-name="Standard">
      <style:text-properties fo:font-size="12pt" officeooo:rsid="000ad7e1" officeooo:paragraph-rsid="000ad7e1" style:font-size-asian="12pt" style:font-size-complex="12pt"/>
    </style:style>
    <style:style style:name="P10" style:family="paragraph" style:parent-style-name="Standard">
      <style:text-properties fo:font-size="14pt" fo:font-weight="bold" officeooo:rsid="000ad7e1" officeooo:paragraph-rsid="000ad7e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officeooo:rsid="000ad7e1" officeooo:paragraph-rsid="000ad7e1" style:font-size-asian="14pt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officeooo:paragraph-rsid="0004ccff"/>
    </style:style>
    <style:style style:name="P13" style:family="paragraph" style:parent-style-name="Standard">
      <style:paragraph-properties fo:margin-left="0in" fo:margin-right="0in" fo:line-height="100%" fo:text-indent="0in" style:auto-text-indent="false"/>
      <style:text-properties style:font-name="Liberation Serif" fo:font-size="12pt" fo:font-weight="bold" officeooo:rsid="00090e40" officeooo:paragraph-rsid="00090e40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04ccff" officeooo:paragraph-rsid="0004ccff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4ccff" officeooo:paragraph-rsid="0004ccf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05454b" officeooo:paragraph-rsid="0005454b"/>
    </style:style>
    <style:style style:name="P17" style:family="paragraph" style:parent-style-name="Preformatted_20_Text">
      <style:paragraph-properties fo:margin-left="0in" fo:margin-right="0in" fo:line-height="100%" fo:text-indent="0in" style:auto-text-indent="false"/>
      <style:text-properties style:font-name="Liberation Serif" fo:font-size="12pt" officeooo:rsid="00090e40" officeooo:paragraph-rsid="00090e40" style:font-size-asian="12pt" style:font-size-complex="12pt"/>
    </style:style>
    <style:style style:name="P18" style:family="paragraph" style:parent-style-name="Preformatted_20_Text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fo:font-weight="bold" officeooo:rsid="00090e40" officeooo:paragraph-rsid="00090e40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Liberation Serif" fo:font-size="12pt" officeooo:paragraph-rsid="00090e40" style:font-size-asian="12pt" style:font-size-complex="12pt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Liberation Serif" fo:font-size="12pt" officeooo:paragraph-rsid="0009adcb" style:font-size-asian="12pt" style:font-size-complex="12pt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Liberation Serif" fo:font-size="12pt" fo:font-weight="bold" officeooo:paragraph-rsid="00090e40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Liberation Serif" fo:font-size="12pt" fo:font-weight="bold" officeooo:paragraph-rsid="0009adcb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font-size="12pt" officeooo:paragraph-rsid="00090e40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76c0c" style:font-size-asian="10pt" style:font-size-complex="10pt"/>
    </style:style>
    <style:style style:name="T3" style:family="text">
      <style:text-properties fo:font-size="10pt" officeooo:rsid="0005e586" style:font-size-asian="10pt" style:font-size-complex="10pt"/>
    </style:style>
    <style:style style:name="T4" style:family="text">
      <style:text-properties fo:font-size="10pt" officeooo:rsid="00090e40" style:font-size-asian="10pt" style:font-size-complex="10pt"/>
    </style:style>
    <style:style style:name="T5" style:family="text">
      <style:text-properties fo:font-size="24pt" fo:font-weight="bold" style:font-size-asian="24pt" style:font-weight-asian="bold" style:font-size-complex="24pt"/>
    </style:style>
    <style:style style:name="T6" style:family="text">
      <style:text-properties fo:font-size="24pt" fo:font-weight="bold" officeooo:rsid="0004ccff" style:font-size-asian="24pt" style:font-weight-asian="bold" style:font-size-complex="24pt"/>
    </style:style>
    <style:style style:name="T7" style:family="text">
      <style:text-properties fo:font-weight="bold" officeooo:rsid="0004ccff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76c0c" style:font-weight-asian="bold" style:font-weight-complex="bold"/>
    </style:style>
    <style:style style:name="T10" style:family="text">
      <style:text-properties officeooo:rsid="0005e586"/>
    </style:style>
    <style:style style:name="T11" style:family="text">
      <style:text-properties officeooo:rsid="00076c0c"/>
    </style:style>
    <style:style style:name="T12" style:family="text">
      <style:text-properties officeooo:rsid="00090e40"/>
    </style:style>
    <style:style style:name="T13" style:family="text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TP</text:span><text:span text:style-name="T6">4</text:span><text:span text:style-name="T5">: Bioinformática</text:span></text:p>
      <text:p text:style-name="P1"/>
      <text:p text:style-name="P3"><text:span text:style-name="T7">Secuencias Citrocromo C:</text:span></text:p>
      <text:p text:style-name="P2"/>
      <text:p text:style-name="P3"><text:span text:style-name="T1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Secuencia</text:p>
          </table:table-cell>
          <table:table-cell table:style-name="Table1.A1" office:value-type="string">
            <text:p text:style-name="P15">Nombre Taxonómico</text:p>
          </table:table-cell>
          <table:table-cell table:style-name="Table1.C1" office:value-type="string">
            <text:p text:style-name="P15">Nombre Común</text:p>
          </table:table-cell>
        </table:table-row>
        <table:table-row>
          <table:table-cell table:style-name="Table1.A2" office:value-type="string">
            <text:p text:style-name="P14">NP_061820.1</text:p>
          </table:table-cell>
          <table:table-cell table:style-name="Table1.A2" office:value-type="string">
            <text:p text:style-name="P14">Homo sapiens</text:p>
          </table:table-cell>
          <table:table-cell table:style-name="Table1.C2" office:value-type="string">
            <text:p text:style-name="P14">Humano</text:p>
          </table:table-cell>
        </table:table-row>
        <table:table-row>
          <table:table-cell table:style-name="Table1.A2" office:value-type="string">
            <text:p text:style-name="P14">NP_001072946.1</text:p>
          </table:table-cell>
          <table:table-cell table:style-name="Table1.A2" office:value-type="string">
            <text:p text:style-name="P14">Gallus gallus</text:p>
          </table:table-cell>
          <table:table-cell table:style-name="Table1.C2" office:value-type="string">
            <text:p text:style-name="P14">Gallina</text:p>
          </table:table-cell>
        </table:table-row>
        <table:table-row table:style-name="Table1.4">
          <table:table-cell table:style-name="Table1.A2" office:value-type="string">
            <text:p text:style-name="P14">NP_001065289.1</text:p>
          </table:table-cell>
          <table:table-cell table:style-name="Table1.A2" office:value-type="string">
            <text:p text:style-name="P14">Pan troglodytes</text:p>
          </table:table-cell>
          <table:table-cell table:style-name="Table1.C2" office:value-type="string">
            <text:p text:style-name="P14">Chimpance</text:p>
          </table:table-cell>
        </table:table-row>
        <table:table-row>
          <table:table-cell table:style-name="Table1.A2" office:value-type="string">
            <text:p text:style-name="P14">NP_001157486.1</text:p>
          </table:table-cell>
          <table:table-cell table:style-name="Table1.A2" office:value-type="string">
            <text:p text:style-name="P14">Equus caballus</text:p>
          </table:table-cell>
          <table:table-cell table:style-name="Table1.C2" office:value-type="string">
            <text:p text:style-name="P14">Caballo</text:p>
          </table:table-cell>
        </table:table-row>
        <table:table-row>
          <table:table-cell table:style-name="Table1.A2" office:value-type="string">
            <text:p text:style-name="P14">NP_001183974.1</text:p>
          </table:table-cell>
          <table:table-cell table:style-name="Table1.A2" office:value-type="string">
            <text:p text:style-name="P14">Canis lupus familia</text:p>
          </table:table-cell>
          <table:table-cell table:style-name="Table1.C2" office:value-type="string">
            <text:p text:style-name="P14">Perro</text:p>
          </table:table-cell>
        </table:table-row>
        <table:table-row>
          <table:table-cell table:style-name="Table1.A2" office:value-type="string">
            <text:p text:style-name="P14">AEP27192.1</text:p>
          </table:table-cell>
          <table:table-cell table:style-name="Table1.A2" office:value-type="string">
            <text:p text:style-name="P14">Gorila gorilla</text:p>
          </table:table-cell>
          <table:table-cell table:style-name="Table1.C2" office:value-type="string">
            <text:p text:style-name="P14">Gorila</text:p>
          </table:table-cell>
        </table:table-row>
        <table:table-row>
          <table:table-cell table:style-name="Table1.A2" office:value-type="string">
            <text:p text:style-name="P14">XP_024245566.1</text:p>
          </table:table-cell>
          <table:table-cell table:style-name="Table1.A2" office:value-type="string">
            <text:p text:style-name="P14">Oncorhynchus tshawytscha</text:p>
          </table:table-cell>
          <table:table-cell table:style-name="Table1.C2" office:value-type="string">
            <text:p text:style-name="P14">Salmon</text:p>
          </table:table-cell>
        </table:table-row>
        <table:table-row table:style-name="Table1.9">
          <table:table-cell table:style-name="Table1.A2" office:value-type="string">
            <text:p text:style-name="P14">NP_001086101.1</text:p>
          </table:table-cell>
          <table:table-cell table:style-name="Table1.A2" office:value-type="string">
            <text:p text:style-name="P14">Xenopus laevis</text:p>
          </table:table-cell>
          <table:table-cell table:style-name="Table1.C2" office:value-type="string">
            <text:p text:style-name="P14">Rana</text:p>
          </table:table-cell>
        </table:table-row>
        <table:table-row table:style-name="Table1.9">
          <table:table-cell table:style-name="Table1.A2" office:value-type="string">
            <text:p text:style-name="P16">NP_477164.1</text:p>
          </table:table-cell>
          <table:table-cell table:style-name="Table1.A2" office:value-type="string">
            <text:p text:style-name="P16">Drosophila melanogaster</text:p>
          </table:table-cell>
          <table:table-cell table:style-name="Table1.C2" office:value-type="string">
            <text:p text:style-name="P16">Mosca</text:p>
          </table:table-cell>
        </table:table-row>
      </table:table>
      <text:p text:style-name="P3"><text:span text:style-name="T1"/></text:p>
      <text:p text:style-name="P3"><text:span text:style-name="T1"/></text:p>
      <text:p text:style-name="P4">Cuan sencillo será alinear dos o más secuencias a mano ?</text:p>
      <text:p text:style-name="P6">Todo va a depender del largo y diferencias de las secuencias a alinear, si es corta será relativamente sencillo, si es muy larga y distinta columna a columna va a ser m<text:span text:style-name="T12">uchisimo más</text:span> compleja <text:span text:style-name="T12">de alinear.</text:span></text:p>
      <text:p text:style-name="P7"/>
      <text:p text:style-name="P4">Cuánto influirán el número de secuencias a alinear, su longitud, y la similitud entre ellas ?</text:p>
      <text:p text:style-name="P6">Influirá bastante en el tiempo que lleve realizar la alineación.</text:p>
      <text:p text:style-name="P7"/>
      <text:p text:style-name="P7"><text:span text:style-name="T8">Son parecidos los citocromos </text:span><text:span text:style-name="T9">C </text:span><text:span text:style-name="T8">de humano y gallo ?</text:span></text:p>
      <text:p text:style-name="P8">Son bastante parecidos!</text:p>
      <text:p text:style-name="P13">Humano Línea 1:</text:p>
      <text:p text:style-name="P17">MGDVEKGKKIFIMKCSQCHTVEKGGKHKTGPNLHGLFGRKTGQAPGYSYTAANKNKGIIWGEDTLMEYLE</text:p>
      <text:p text:style-name="P18">Gallina Línea 1</text:p>
      <text:p text:style-name="P19"><text:span text:style-name="T10">MGDIEKGKKIFVQKCSQCHTVEKGGKHKTGPNLHGLFGRKTGQAEGFSYTDANKNKGITWGEDTLMEYLE</text:span></text:p>
      <text:p text:style-name="P21"><text:span text:style-name="T12">Humano Línea 2:</text:span></text:p>
      <text:p text:style-name="P20"><text:span text:style-name="T10">NPKKYIPGTKMIFVGIKKKEERADLIAYLKKATNE</text:span></text:p>
      <text:p text:style-name="P22"><text:span text:style-name="T10">Gallina Línea 2:</text:span></text:p>
      <text:p text:style-name="P23"><text:span text:style-name="T13">NPKKYIPGTKMIFAGIKKKSERVDLIAYLKDATSK</text:span></text:p>
      <text:p text:style-name="P7"/>
      <text:p text:style-name="P4">Que teorías subyacen a este análisis ?</text:p>
      <text:p text:style-name="P9">La teoría mas importante es que en algún momento de la evolución todos tuvimos la misma constitución de la proteína Citocromo C.</text:p>
      <text:p text:style-name="P7"/>
      <text:p text:style-name="P4">Cómo nos ayuda la evolución a explicar sus similitudes y diferencias ?</text:p>
      <text:p text:style-name="P9">Nos ayuda mediante la explicación de la teoría evolutiva la cual consiste en las adaptaciones de los organismos, la divergencia de las especies a partir de ancestros comunes, y consecuentemente la infinita diversidad de la vida.</text:p>
      <text:p text:style-name="P9"/>
      <text:p text:style-name="P9"/>
      <text:p text:style-name="P10"><text:soft-page-break/>Sobre Clustal:</text:p>
      <text:p text:style-name="P11"/>
      <text:p text:style-name="P5">Podemos elegir verlo en colores (Show color). Qué indican sus colores ?</text:p>
      <text:p text:style-name="P9">Los colores van indicando aminoácido a aminoácido las coincidencias, marcandolos con el mismo color para una fácil lectura.</text:p>
      <text:p text:style-name="P9"/>
      <text:p text:style-name="P5">Que indican el guion (-), los dos puntos (:) y el asterisco ?</text:p>
      <text:p text:style-name="P9">Los guiones indican los gaps, los dos puntos diferencias de aminoácidos y los asteriscos representan el mismo aminoácido en toda la columna comparada.</text:p>
      <text:p text:style-name="P9"/>
      <text:p text:style-name="P5">Se conserva la secuencia del citocromo c en los organismos ?</text:p>
      <text:p text:style-name="P9">A simple vista parecería que se conserva ya que la mayor parte de la cadena es igual.</text:p>
      <text:p text:style-name="P9"/>
      <text:p text:style-name="P5">Creeríamos que todos los organismos se asemejan por igual al resto, o se pueden identificar grupos de mayor similitud? </text:p>
      <text:p text:style-name="P9">Por lo visto en la comparación son muy parecidas las cadenas, pero hilando mas fino hay mas similitud si se identifica por grupo.</text:p>
      <text:p text:style-name="P9"/>
      <text:p text:style-name="P5">Si es así, Tienen sentido ?</text:p>
      <text:p text:style-name="P9">Lo tienen por una cuestión evolutiva ya que por ejemplo en la evolución del hombre se puede apreciar una similitud con los primates.</text:p>
      <text:p text:style-name="P9"/>
      <text:p text:style-name="P5">Qué evidencias nos aportaría este análisis, a la luz de la evolución?</text:p>
      <text:p text:style-name="P9">El análisis puede evidenciar relaciones de ancestros entre las secuencias estudiadas.</text:p>
      <text:p text:style-name="P9"/>
      <text:p text:style-name="P10">Sobre árboles filogéneticos:</text:p>
      <text:p text:style-name="P9"/>
      <text:p text:style-name="P5">A juzgar por los organismos participantes, Cuáles creería que deberían estar más agrupados en el árbol filogenético?</text:p>
      <text:p text:style-name="P9">Creería que todos los que son similares al hombre, o quizás en un grupo mayor los mamíferos.</text:p>
      <text:p text:style-name="P9"/>
      <text:p text:style-name="P5">Concuerda con lo esperado ? De qué organismos son los citocromos c más parecidos ? Como se explica ?</text:p>
      <text:p text:style-name="P9">Si, concuerda con lo esperado. Los organismos más parecidos son los de la rana con el salmón, los del caballo con el perro, y el humano con el chimpancé y el gorila.</text:p>
      <text:p text:style-name="P9">Através de una divergencia en la evolución de las espec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3:53:45.591183868</meta:creation-date>
    <meta:generator>LibreOffice/5.1.6.2$Linux_X86_64 LibreOffice_project/10m0$Build-2</meta:generator>
    <dc:date>2020-05-16T18:55:36.652547655</dc:date>
    <meta:editing-duration>PT3H27M9S</meta:editing-duration>
    <meta:editing-cycles>1</meta:editing-cycles>
    <meta:document-statistic meta:table-count="1" meta:image-count="0" meta:object-count="0" meta:page-count="2" meta:paragraph-count="69" meta:word-count="514" meta:character-count="3307" meta:non-whitespace-character-count="2861"/>
  </office:meta>
</office:document-meta>
</file>